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rq1</text:p>
          </table:table-cell>
          <table:table-cell table:style-name="ce1" office:value-type="string" calcext:value-type="string">
            <text:p>rq2</text:p>
          </table:table-cell>
          <table:table-cell table:style-name="ce1" office:value-type="string" calcext:value-type="string">
            <text:p>rq3</text:p>
          </table:table-cell>
          <table:table-cell table:style-name="ce1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ge_child</text:p>
          </table:table-cell>
          <table:table-cell table:style-name="ce1" office:value-type="string" calcext:value-type="string">
            <text:p>hs_age_year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e of the child at clinical assessmen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years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2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x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4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10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5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25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6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reastfeeding</text:p>
          </table:table-cell>
          <table:table-cell table:style-name="ce1" office:value-type="string" calcext:value-type="string">
            <text:p>hs_b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breastfeeding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bcohort_prenatal</text:p>
          </table:table-cell>
          <table:table-cell table:style-name="ce1" office:value-type="string" calcext:value-type="string">
            <text:p>breastfeeding_perinatal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bmi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MI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 / m^2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h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w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head_ci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ad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midup_ar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id-upper arm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wais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aist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 (B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 (BU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 (DE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 (DE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 (D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 (DE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 (DM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 (DM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 (DM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 (DM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 (ET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esticide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henol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 (MBz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 (MECP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 (MEH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 (ME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 (MEO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 (M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 (ME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 (Mi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 (Mn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 (OH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 (OXBE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 (OXO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 (PR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 (TRC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ish (tuna, sardines, sprat) – 1/2 small c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rui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ruit with syrup / nectars – 1 small bow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ook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oked or pureed vegetables (pumpkin, aubergine, green beans, spinach, carro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ast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isits a fast food restaurant/take awa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s (orange, kiwi, mandarines, pears, apples, bananas, berries, melon, etc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ily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m3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Omega-3 fatty aci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rg_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ats organic foo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raw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sea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afood (shellfish, squid, shrimp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ish and seafood (hs_canfish+hs_oilyfish+hs_whfish+hs_seafood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ruits (hs_canfruit+hs_dryfruit+hs_freshjuice+hs_frui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vegetables (hs_cookveg+hs_rawve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vitd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Vitamin 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wh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n/white fish (flat fish, perch, fish cake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NOT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globalex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Global exposure of the child to ETS (4 categorie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matrix_c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cotinin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smk_parent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moking status of parents (both)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either, one, bo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tob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ich of the following best describes your consumption of tobacco?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cohor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hort name</text:p>
          </table:table-cell>
          <table:table-cell table:style-name="ce1" office:value-type="string" calcext:value-type="string">
            <text:p>SAB,EDEN,BIB,RHEA,KANC,MOBA</text:p>
          </table:table-cell>
          <table:table-cell table:style-name="ce1" office:value-type="string" calcext:value-type="string">
            <text:p>SAB, EDEN, BIB, RHEA, KANC, MOB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hs_creatinine_c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creatinine_to_helix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µ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style-name="ce1" office:value-type="string" calcext:value-type="string">
            <text:p>FALSE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healthc_tday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health on the day of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rmal, Health proble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moo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ood of the child in the last few days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Usual, Not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nois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Noise on the day of assessment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noise, Some noise, Nois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rest_nt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rested the night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t as well as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thnicity_child</text:p>
          </table:table-cell>
          <table:table-cell table:style-name="ce1" office:value-type="string" calcext:value-type="string">
            <text:p>h_ethnicity_c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Which is the ethnicity of the child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African, Asian, Caucasian, Native_American, Other, Pakistani, White_not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thnicity_mother</text:p>
          </table:table-cell>
          <table:table-cell table:style-name="ce1" office:value-type="string" calcext:value-type="string">
            <text:p>h_ethnicity_m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Which is the ethnicity of the mother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HELIX_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Family Affluence Scale (FAS II) categorical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scor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mily Affluence Scale (FAS II) continuou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c_roo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child have his / her own room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shares with parents / caregiver, No shares with sibling(s)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am_ca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family have a car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, Yes, Yes two or mor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inanc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How well would you say your family is managing financially these days?</text:p>
          </table:table-cell>
          <table:table-cell table:style-name="ce1" office:value-type="string" calcext:value-type="string">
            <text:p>1,2,3,4,5,6</text:p>
          </table:table-cell>
          <table:table-cell table:style-name="ce1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wrk_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at is your current employment status (mother)?</text:p>
          </table:table-cell>
          <table:table-cell table:style-name="ce1" office:value-type="string" calcext:value-type="string">
            <text:p>1,2,3,4,5,6,7,8</text:p>
          </table:table-cell>
          <table:table-cell table:style-name="ce1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h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head circumferenc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l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length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mbination of the three previous variab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l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MP-based G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ma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A registered by the maternity record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ul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GPF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neral psychopathology factor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A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accura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ler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er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misio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mmission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flic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nflict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rrect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of correc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f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ffective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nxiety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Co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Conduc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Opo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Opposition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Somatic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TDA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DHD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nxious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g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gressive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t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ttention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No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ule-Breaking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O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ther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P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ough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R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ithdrawn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ci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matic complaint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To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di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s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Standard Err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missing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ing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ne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nd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nd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x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x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time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orking tim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zero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in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w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d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cool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lasses / week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yn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cereal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real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dairy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airy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astfood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st food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ish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ish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rui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legume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gume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mea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veg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egetables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p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rent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marital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iving with the father, Living alone, Other situation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s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ocioeconomic status of the parents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 income, Medium income, High incom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any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1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1 year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2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2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3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3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_5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-5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6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6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7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7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europsychologicalDiagnosis_child</text:p>
          </table:table-cell>
          <table:table-cell table:style-name="ce1" office:value-type="string" calcext:value-type="string">
            <text:p>hs_neuro_dia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ny previous child neuropsychological diagnosi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psycholog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hol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holesterol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H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lipid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lipid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hospholipid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phospholipid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ota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fat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otal fat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glyceride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riglyceride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n-smokers, SHS smokers, Smokers</text:p>
          </table:table-cell>
          <table:table-cell table:style-name="ce1" office:value-type="string" calcext:value-type="string">
            <text:p>Values &lt;LOD or cotinine levels &lt;18.5 µg/L, Cotinine levels ≥18.5-50 µg/L, Cotinine levels &gt;50 µg/L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rea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o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rea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meta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esticid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eno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thalat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o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rea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esticid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eno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o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rea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meta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meta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esticid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eno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thalat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qualityTesting_child</text:p>
          </table:table-cell>
          <table:table-cell table:style-name="ce1" office:value-type="string" calcext:value-type="string">
            <text:p>hs_qual_tes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Quality of the testing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rmal, Some problems, Not usab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eason_visit</text:p>
          </table:table-cell>
          <table:table-cell table:style-name="ce1" office:value-type="string" calcext:value-type="string">
            <text:p>hs_date_neu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 of tes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ex_child</text:p>
          </table:table-cell>
          <table:table-cell table:style-name="ce1" office:value-type="string" calcext:value-type="string">
            <text:p>e3_sex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’s sex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Male, Fema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fference between blood time extraction and last meal time (raw)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_i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mputed difference between blood time extraction and last meal time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ype_sample</text:p>
          </table:table-cell>
          <table:table-cell table:style-name="ce1" office:value-type="string" calcext:value-type="string">
            <text:p>hs_sample_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ype of urine sample collection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CUX, MUX, NUX</text:p>
          </table:table-cell>
          <table:table-cell table:style-name="ce1" office:value-type="string" calcext:value-type="string">
            <text:p>Combined urine night and morning, Morning urine, Night urin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0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27T16:13:13.027305369</dc:date>
    <meta:editing-duration>P2DT19H13M28S</meta:editing-duration>
    <meta:editing-cycles>20</meta:editing-cycles>
    <meta:document-statistic meta:table-count="1" meta:cell-count="7500" meta:object-count="0"/>
  </office:meta>
</office:document-meta>
</file>